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314cm" fo:min-width="5.535cm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28cm" svg:stroke-color="#000000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3" style:family="graphic" style:parent-style-name="standard">
      <style:graphic-properties svg:stroke-color="#000000" draw:fill-color="#00b8ff" draw:textarea-horizontal-align="justify" draw:textarea-vertical-align="middle" draw:auto-grow-height="false" fo:min-height="1.322cm" fo:min-width="3.541cm" loext:decorative="fals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solid" draw:fill-color="#ff6d6d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8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b8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6d6d"/>
      <style:paragraph-properties fo:text-align="center"/>
    </style:style>
    <style:style style:name="P6" style:family="paragraph">
      <loext:graphic-properties draw:fill="none" draw:fill-color="#ffffff"/>
      <style:text-properties fo:font-size="18pt" fo:font-style="normal"/>
    </style:style>
    <style:style style:name="T1" style:family="text">
      <style:text-properties fo:font-size="18pt" fo:font-style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3cm" svg:height="5.08cm" svg:x="1.87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462cm" svg:y1="11.795cm" svg:x2="18.497cm" svg:y2="3.543cm">
          <text:p/>
        </draw:line>
        <draw:custom-shape draw:style-name="gr3" draw:text-style-name="P3" draw:layer="layout" svg:width="5.715cm" svg:height="2.222cm" svg:x="3.14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5.997cm" svg:y1="7.495cm" svg:x2="18.447cm" svg:y2="6.074cm" draw:start-shape="id1" draw:start-glue-point="1" svg:d="M5997 7495c9714 0 3489-1421 12450-1421" svg:viewBox="0 0 12451 1422">
          <text:p/>
        </draw:connector>
        <draw:g draw:style-name="gr5" xml:id="id1" draw:id="id1">
          <draw:line draw:style-name="gr6" draw:text-style-name="P2" draw:layer="layout" svg:x1="5.997cm" svg:y1="7.337cm" svg:x2="5.68cm" svg:y2="7.654cm">
            <text:p/>
          </draw:line>
          <draw:line draw:style-name="gr6" draw:text-style-name="P2" draw:layer="layout" svg:x1="5.68cm" svg:y1="7.337cm" svg:x2="5.997cm" svg:y2="7.654cm">
            <text:p/>
          </draw:line>
        </draw:g>
        <draw:g draw:style-name="gr5" xml:id="id2" draw:id="id2">
          <draw:line draw:style-name="gr6" draw:text-style-name="P2" draw:layer="layout" svg:x1="7.759cm" svg:y1="10.842cm" svg:x2="7.442cm" svg:y2="11.159cm">
            <text:p/>
          </draw:line>
          <draw:line draw:style-name="gr6" draw:text-style-name="P2" draw:layer="layout" svg:x1="7.442cm" svg:y1="10.842cm" svg:x2="7.759cm" svg:y2="11.159cm">
            <text:p/>
          </draw:line>
        </draw:g>
        <draw:g draw:style-name="gr5" xml:id="id3" draw:id="id3">
          <draw:line draw:style-name="gr6" draw:text-style-name="P2" draw:layer="layout" svg:x1="8.06cm" svg:y1="9.443cm" svg:x2="7.743cm" svg:y2="9.76cm">
            <text:p/>
          </draw:line>
          <draw:line draw:style-name="gr6" draw:text-style-name="P2" draw:layer="layout" svg:x1="7.743cm" svg:y1="9.443cm" svg:x2="8.06cm" svg:y2="9.76cm">
            <text:p/>
          </draw:line>
        </draw:g>
        <draw:connector draw:style-name="gr4" draw:text-style-name="P2" draw:layer="layout" draw:type="curve" svg:x1="7.759cm" svg:y1="11cm" svg:x2="18.466cm" svg:y2="8.616cm" draw:start-shape="id2" draw:start-glue-point="1" svg:d="M7759 11000c8406 0 3053-2384 10707-2384" svg:viewBox="0 0 10708 2385">
          <text:p/>
        </draw:connector>
        <draw:connector draw:style-name="gr4" draw:text-style-name="P2" draw:layer="layout" draw:type="curve" svg:x1="8.06cm" svg:y1="9.601cm" svg:x2="18.503cm" svg:y2="4.804cm" draw:start-shape="id3" draw:start-glue-point="1" svg:d="M8060 9601c8208 0 2987-4797 10443-4797" svg:viewBox="0 0 10444 4798">
          <text:p/>
        </draw:connector>
        <draw:frame draw:style-name="gr7" draw:text-style-name="P4" draw:layer="layout" svg:width="0.32cm" svg:height="0.53cm" svg:x="5.045cm" svg:y="7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layout" svg:width="0.324cm" svg:height="0.53cm" svg:x="7.246cm" svg:y="9.4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0.327cm" svg:height="0.53cm" svg:x="6.946cm" svg:y="10.8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4" draw:layer="layout" svg:width="0.356cm" svg:height="0.686cm" svg:x="3.419cm" svg:y="7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246cm" svg:height="0.47cm" svg:x="8.79cm" svg:y="3.4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layout" svg:width="0.329cm" svg:height="0.53cm" svg:x="8.791cm" svg:y="4.62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4" draw:layer="layout" svg:width="4.132cm" svg:height="0.549cm" svg:x="3.592cm" svg:y="3.49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4" draw:layer="layout" svg:width="0.756cm" svg:height="0.512cm" svg:x="17.396cm" svg:y="3.3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4" draw:layer="layout" svg:width="0.207cm" svg:height="0.47cm" svg:x="8.791cm" svg:y="5.92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4" draw:layer="layout" svg:width="0.309cm" svg:height="0.47cm" svg:x="8.791cm" svg:y="4.0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4" draw:layer="layout" svg:width="0.447cm" svg:height="0.686cm" svg:x="4.019cm" svg:y="9.2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 draw:style-name="gr5">
          <draw:line draw:style-name="gr8" draw:text-style-name="P5" draw:layer="layout" svg:x1="16.875cm" svg:y1="4.691cm" svg:x2="17.375cm" svg:y2="5.127cm">
            <text:p/>
          </draw:line>
          <draw:line draw:style-name="gr8" draw:text-style-name="P5" draw:layer="layout" svg:x1="17.375cm" svg:y1="4.691cm" svg:x2="16.875cm" svg:y2="5.127cm">
            <text:p/>
          </draw:line>
        </draw:g>
        <draw:frame draw:style-name="gr9" draw:text-style-name="P6" draw:layer="layout" svg:width="6.985cm" svg:height="1.034cm" svg:x="7.04cm" svg:y="1.652cm">
          <draw:text-box>
            <text:p><text:span text:style-name="T1">Optimization problem</text:span></text:p>
          </draw:text-box>
        </draw:frame>
        <draw:frame draw:style-name="gr7" draw:text-style-name="P4" draw:layer="layout" svg:width="0.542cm" svg:height="0.53cm" svg:x="8.791cm" svg:y="5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4" draw:layer="layout" svg:width="0.364cm" svg:height="0.47cm" svg:x="9.49cm" svg:y="3.42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4" draw:layer="layout" svg:width="2.474cm" svg:height="0.47cm" svg:x="9.99cm" svg:y="3.42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4" draw:layer="layout" svg:width="0.364cm" svg:height="0.47cm" svg:x="9.49cm" svg:y="4.02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4" draw:layer="layout" svg:width="0.364cm" svg:height="0.47cm" svg:x="9.49cm" svg:y="4.6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4" draw:layer="layout" svg:width="0.364cm" svg:height="0.47cm" svg:x="9.49cm" svg:y="5.22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4" draw:layer="layout" svg:width="0.364cm" svg:height="0.47cm" svg:x="9.49cm" svg:y="5.8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4" draw:layer="layout" svg:width="1.842cm" svg:height="0.47cm" svg:x="9.99cm" svg:y="4.02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4" draw:layer="layout" svg:width="2.428cm" svg:height="0.47cm" svg:x="9.99cm" svg:y="4.62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4" draw:layer="layout" svg:width="2.832cm" svg:height="0.47cm" svg:x="9.99cm" svg:y="5.22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4" draw:layer="layout" svg:width="2.712cm" svg:height="0.47cm" svg:x="9.99cm" svg:y="5.82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Italic" style:font-family-generic="roman" style:font-pitch="variable" fo:font-size="16pt" fo:font-style="italic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20:46:48.134419132</meta:creation-date>
    <meta:generator>LibreOffice/24.8.0.3$MacOSX_AARCH64 LibreOffice_project/0bdf1299c94fe897b119f97f3c613e9dca6be583</meta:generator>
    <dc:date>2024-09-10T00:15:32.408270117</dc:date>
    <meta:editing-duration>PT1H46M21S</meta:editing-duration>
    <meta:editing-cycles>19</meta:editing-cycles>
    <meta:document-statistic meta:object-count="41"/>
  </office:meta>
</office:document-meta>
</file>

<file path=Object 1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/content.xml><?xml version="1.0" encoding="utf-8"?>
<math xmlns="http://www.w3.org/1998/Math/MathML" display="block">
  <semantics>
    <mi>C</mi>
    <annotation encoding="StarMath 5.0">C</annotation>
  </semantics>
</math>
</file>

<file path=Object 11/content.xml><?xml version="1.0" encoding="utf-8"?>
<math xmlns="http://www.w3.org/1998/Math/MathML" display="block">
  <semantics>
    <mi>C</mi>
    <annotation encoding="StarMath 5.0">C</annotation>
  </semantics>
</math>
</file>

<file path=Object 12/content.xml><?xml version="1.0" encoding="utf-8"?>
<math xmlns="http://www.w3.org/1998/Math/MathML" display="block">
  <semantics>
    <msub>
      <mi>s</mi>
      <mi mathvariant="italic">opt</mi>
    </msub>
    <annotation encoding="StarMath 5.0">s_opt</annotation>
  </semantics>
</math>
</file>

<file path=Object 13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4/content.xml><?xml version="1.0" encoding="utf-8"?>
<math xmlns="http://www.w3.org/1998/Math/MathML" display="block">
  <semantics>
    <mrow>
      <mi mathvariant="italic">Solution</mi>
      <mi mathvariant="italic">space</mi>
    </mrow>
    <annotation encoding="StarMath 5.0">Solution space</annotation>
  </semantics>
</math>
</file>

<file path=Object 1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6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7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19/content.xml><?xml version="1.0" encoding="utf-8"?>
<math xmlns="http://www.w3.org/1998/Math/MathML" display="block">
  <semantics>
    <mi mathvariant="italic">Constraint</mi>
    <annotation encoding="StarMath 5.0">Constraint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row>
      <mi mathvariant="italic">Solution</mi>
      <mi mathvariant="italic">point</mi>
    </mrow>
    <annotation encoding="StarMath 5.0">Solution point</annotation>
  </semantics>
</math>
</file>

<file path=Object 21/content.xml><?xml version="1.0" encoding="utf-8"?>
<math xmlns="http://www.w3.org/1998/Math/MathML" display="block">
  <semantics>
    <mrow>
      <mi mathvariant="italic">Optimal</mi>
      <mi mathvariant="italic">solution</mi>
    </mrow>
    <annotation encoding="StarMath 5.0">Optimal solution</annotation>
  </semantics>
</math>
</file>

<file path=Object 22/content.xml><?xml version="1.0" encoding="utf-8"?>
<math xmlns="http://www.w3.org/1998/Math/MathML" display="block">
  <semantics>
    <mrow>
      <mi mathvariant="italic">Fitness</mi>
      <mi mathvariant="italic">function</mi>
    </mrow>
    <annotation encoding="StarMath 5.0">Fitness function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5/content.xml><?xml version="1.0" encoding="utf-8"?>
<math xmlns="http://www.w3.org/1998/Math/MathML" display="block">
  <semantics>
    <mi>S</mi>
    <annotation encoding="StarMath 5.0">S</annotation>
  </semantics>
</math>
</file>

<file path=Object 6/content.xml><?xml version="1.0" encoding="utf-8"?>
<math xmlns="http://www.w3.org/1998/Math/MathML" display="block">
  <semantics>
    <msub>
      <mi>s</mi>
      <mi>n</mi>
    </msub>
    <annotation encoding="StarMath 5.0">s_n
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opt</mi>
        </msub>
        <mo stretchy="false">=</mo>
        <mstyle mathvariant="monospace">
          <msub>
            <mstyle mathvariant="sans-serif">
              <mi mathvariant="italic">argopt</mi>
            </mstyle>
            <mrow>
              <mi>s</mi>
              <mo stretchy="false">∈</mo>
              <mrow>
                <mi>S</mi>
                <mo stretchy="false">∖</mo>
                <mi>C</mi>
              </mrow>
            </mrow>
          </msub>
        </mstyle>
      </mrow>
      <mrow>
        <mo fence="true" form="prefix" stretchy="false">{</mo>
        <mrow>
          <mrow>
            <mi>f</mi>
            <mrow>
              <mo fence="true" form="prefix" stretchy="false">(</mo>
              <mrow>
                <mi>s</mi>
              </mrow>
              <mo fence="true" form="postfix" stretchy="false">)</mo>
            </mrow>
          </mrow>
        </mrow>
        <mo fence="true" form="postfix" stretchy="false">}</mo>
      </mrow>
    </mrow>
    <annotation encoding="StarMath 5.0">{s_opt = font fixed {font sans argopt} _ { s in {S setminus C} } lbrace f(s) rbrace }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i>s</mi>
        </mrow>
        <mo fence="true" form="postfix" stretchy="false">)</mo>
      </mrow>
    </mrow>
    <annotation encoding="StarMath 5.0">f( s )</annotation>
  </semantics>
</math>
</file>

<file path=Object 9/content.xml><?xml version="1.0" encoding="utf-8"?>
<math xmlns="http://www.w3.org/1998/Math/MathML" display="block">
  <semantics>
    <mi>f</mi>
    <annotation encoding="StarMath 5.0">f
</annotation>
  </semantics>
</math>
</file>